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b4ff"/>
    </style:style>
    <style:style style:name="gr4" style:family="graphic" style:parent-style-name="standard">
      <style:graphic-properties svg:stroke-width="0.002cm" svg:stroke-color="#aae6ff" draw:fill="none" draw:fill-color="#ffffff" fo:padding-top="-0.049cm" fo:padding-bottom="-0.049cm" fo:padding-left="-0.049cm" fo:padding-right="-0.049cm"/>
    </style:style>
    <style:style style:name="gr5" style:family="graphic" style:parent-style-name="standard">
      <style:graphic-properties draw:stroke="none" svg:stroke-width="0.001cm" draw:fill-color="#005a80"/>
    </style:style>
    <style:style style:name="gr6" style:family="graphic" style:parent-style-name="standard">
      <style:graphic-properties draw:stroke="none" svg:stroke-width="0.001cm" draw:fill-color="#aae6ff"/>
    </style:style>
    <style:style style:name="gr7" style:family="graphic" style:parent-style-name="standard">
      <style:graphic-properties draw:stroke="none" svg:stroke-width="0.001cm" draw:fill-color="#55cdff"/>
    </style:style>
    <style:style style:name="gr8" style:family="graphic" style:parent-style-name="standard">
      <style:graphic-properties draw:stroke="none" svg:stroke-width="0.001cm" draw:fill-color="#ffffff"/>
    </style:style>
    <style:style style:name="gr9" style:family="graphic" style:parent-style-name="standard">
      <style:graphic-properties svg:stroke-width="0.032cm" svg:stroke-color="#ffffff" draw:fill="none" draw:fill-color="#ffffff" fo:padding-top="-0.034cm" fo:padding-bottom="-0.034cm" fo:padding-left="-0.034cm" fo:padding-right="-0.034cm"/>
    </style:style>
    <style:style style:name="gr10" style:family="graphic" style:parent-style-name="standard">
      <style:graphic-properties draw:stroke="none" svg:stroke-width="0.032cm" draw:fill-color="#ffffff"/>
    </style:style>
    <style:style style:name="gr11" style:family="graphic" style:parent-style-name="standard">
      <style:graphic-properties svg:stroke-width="0.002cm" svg:stroke-color="#2ac0ff" draw:fill="none" draw:fill-color="#ffffff" fo:padding-top="-0.049cm" fo:padding-bottom="-0.049cm" fo:padding-left="-0.049cm" fo:padding-right="-0.049cm"/>
    </style:style>
    <style:style style:name="gr12" style:family="graphic" style:parent-style-name="standard">
      <style:graphic-properties svg:stroke-width="0.001cm" svg:stroke-color="#2ac0ff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4.126cm" svg:y="-5cm"/>
          <draw:glue-point draw:id="5" svg:x="5cm" svg:y="-5cm"/>
          <draw:glue-point draw:id="6" svg:x="0.437cm" svg:y="-5cm"/>
          <draw:glue-point draw:id="7" svg:x="-5cm" svg:y="5cm"/>
          <draw:glue-point draw:id="8" svg:x="4.112cm" svg:y="5cm"/>
          <draw:glue-point draw:id="9" svg:x="-0.445cm" svg:y="5cm"/>
          <draw:glue-point draw:id="10" svg:x="-5cm" svg:y="-4.005cm"/>
          <draw:glue-point draw:id="11" svg:x="-5cm" svg:y="0.498cm"/>
          <draw:glue-point draw:id="12" svg:x="5cm" svg:y="4.002cm"/>
          <draw:glue-point draw:id="13" svg:x="5cm" svg:y="-0.499cm"/>
          <draw:glue-point draw:id="14" svg:x="-0.002cm" svg:y="0cm"/>
          <draw:polygon draw:style-name="gr1" draw:layer="layout" svg:width="2.078cm" svg:height="1.794cm" svg:x="0cm" svg:y="0.199cm" svg:viewBox="0 0 2079 1795" draw:points="0,0 0,1795 2079,1795 2079,0">
            <text:p/>
          </draw:polygon>
          <draw:line draw:style-name="gr2" draw:layer="layout" svg:x1="0.006cm" svg:y1="0.206cm" svg:x2="0.006cm" svg:y2="2.001cm">
            <text:p/>
          </draw:line>
          <draw:line draw:style-name="gr2" draw:layer="layout" svg:x1="0.006cm" svg:y1="2cm" svg:x2="2.085cm" svg:y2="2cm">
            <text:p/>
          </draw:line>
          <draw:line draw:style-name="gr2" draw:layer="layout" svg:x1="2.085cm" svg:y1="2.001cm" svg:x2="2.085cm" svg:y2="0.206cm">
            <text:p/>
          </draw:line>
          <draw:line draw:style-name="gr2" draw:layer="layout" svg:x1="2.085cm" svg:y1="0.206cm" svg:x2="0.006cm" svg:y2="0.206cm">
            <text:p/>
          </draw:line>
          <draw:polygon draw:style-name="gr3" draw:layer="layout" svg:width="2.278cm" svg:height="0.199cm" svg:x="0cm" svg:y="0cm" svg:viewBox="0 0 2279 200" draw:points="0,200 200,0 2279,0 2078,200">
            <text:p/>
          </draw:polygon>
          <draw:line draw:style-name="gr4" draw:layer="layout" svg:x1="0.006cm" svg:y1="0.207cm" svg:x2="0.207cm" svg:y2="0.006cm">
            <text:p/>
          </draw:line>
          <draw:line draw:style-name="gr2" draw:layer="layout" svg:x1="0.206cm" svg:y1="0.006cm" svg:x2="2.285cm" svg:y2="0.006cm">
            <text:p/>
          </draw:line>
          <draw:line draw:style-name="gr4" draw:layer="layout" svg:x1="2.286cm" svg:y1="0.006cm" svg:x2="2.085cm" svg:y2="0.207cm">
            <text:p/>
          </draw:line>
          <draw:line draw:style-name="gr2" draw:layer="layout" svg:x1="2.085cm" svg:y1="0.206cm" svg:x2="0.006cm" svg:y2="0.206cm">
            <text:p/>
          </draw:line>
          <draw:polygon draw:style-name="gr5" draw:layer="layout" svg:width="0.203cm" svg:height="1.993cm" svg:x="2.078cm" svg:y="0cm" svg:viewBox="0 0 204 1994" draw:points="0,1994 204,1794 204,0 0,199">
            <text:p/>
          </draw:polygon>
          <draw:line draw:style-name="gr4" draw:layer="layout" svg:x1="2.085cm" svg:y1="2.001cm" svg:x2="2.289cm" svg:y2="1.8cm">
            <text:p/>
          </draw:line>
          <draw:line draw:style-name="gr2" draw:layer="layout" svg:x1="2.288cm" svg:y1="1.801cm" svg:x2="2.288cm" svg:y2="0.006cm">
            <text:p/>
          </draw:line>
          <draw:line draw:style-name="gr4" draw:layer="layout" svg:x1="2.289cm" svg:y1="0.006cm" svg:x2="2.085cm" svg:y2="0.207cm">
            <text:p/>
          </draw:line>
          <draw:line draw:style-name="gr2" draw:layer="layout" svg:x1="2.085cm" svg:y1="0.206cm" svg:x2="2.085cm" svg:y2="2.001cm">
            <text:p/>
          </draw:line>
          <draw:polygon draw:style-name="gr6" draw:layer="layout" svg:width="0.799cm" svg:height="0.325cm" svg:x="1.152cm" svg:y="0.435cm" svg:viewBox="0 0 800 326" draw:points="0,326 800,0 800,219">
            <text:p/>
          </draw:polygon>
          <draw:polygon draw:style-name="gr3" draw:layer="layout" svg:width="0.799cm" svg:height="0.323cm" svg:x="1.152cm" svg:y="0.76cm" svg:viewBox="0 0 800 324" draw:points="0,0 800,324 800,100">
            <text:p/>
          </draw:polygon>
          <draw:polygon draw:style-name="gr7" draw:layer="layout" svg:width="0.799cm" svg:height="0.206cm" svg:x="1.152cm" svg:y="0.654cm" svg:viewBox="0 0 800 207" draw:points="0,106 800,207 800,0">
            <text:p/>
          </draw:polygon>
          <draw:polygon draw:style-name="gr8" draw:layer="layout" svg:width="0.126cm" svg:height="0.096cm" svg:x="0.15cm" svg:y="1.063cm" svg:viewBox="0 0 127 97" draw:points="0,50 127,0 127,43 0,97">
            <text:p/>
          </draw:polygon>
          <draw:polygon draw:style-name="gr8" draw:layer="layout" svg:width="0.126cm" svg:height="0.096cm" svg:x="0.313cm" svg:y="0.997cm" svg:viewBox="0 0 127 97" draw:points="0,49 127,0 127,43 0,97">
            <text:p/>
          </draw:polygon>
          <draw:polygon draw:style-name="gr8" draw:layer="layout" svg:width="0.126cm" svg:height="0.099cm" svg:x="0.479cm" svg:y="0.93cm" svg:viewBox="0 0 127 100" draw:points="0,49 127,0 127,46 0,100">
            <text:p/>
          </draw:polygon>
          <draw:polygon draw:style-name="gr8" draw:layer="layout" svg:width="0.127cm" svg:height="0.096cm" svg:x="0.642cm" svg:y="0.867cm" svg:viewBox="0 0 128 97" draw:points="0,50 128,0 128,43 0,97">
            <text:p/>
          </draw:polygon>
          <draw:polygon draw:style-name="gr8" draw:layer="layout" svg:width="0.127cm" svg:height="0.096cm" svg:x="0.809cm" svg:y="0.801cm" svg:viewBox="0 0 128 97" draw:points="0,49 128,0 128,43 0,97">
            <text:p/>
          </draw:polygon>
          <draw:polygon draw:style-name="gr9" draw:layer="layout" svg:width="1.811cm" svg:height="1.528cm" svg:x="0.14cm" svg:y="0.339cm" svg:viewBox="0 0 1812 1529" draw:points="0,0 0,1529 1812,1529 1812,0">
            <text:p/>
          </draw:polygon>
          <draw:polygon draw:style-name="gr10" draw:layer="layout" svg:width="1.096cm" svg:height="1.117cm" svg:x="0.499cm" svg:y="0.544cm" svg:viewBox="0 0 1097 1118" draw:points="546,0 0,1118 1097,1118">
            <text:p/>
          </draw:polygon>
          <draw:line draw:style-name="gr11" draw:layer="layout" svg:x1="1.053cm" svg:y1="0.552cm" svg:x2="0.506cm" svg:y2="1.669cm">
            <text:p/>
          </draw:line>
          <draw:line draw:style-name="gr12" draw:layer="layout" svg:x1="0.506cm" svg:y1="1.667cm" svg:x2="1.602cm" svg:y2="1.667cm">
            <text:p/>
          </draw:line>
          <draw:line draw:style-name="gr11" draw:layer="layout" svg:x1="1.603cm" svg:y1="1.669cm" svg:x2="1.052cm" svg:y2="0.55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Metro 1500</dc:title>
    <meta:creation-date>2011-02-07T16:40:13</meta:creation-date>
    <meta:editing-duration>P0D</meta:editing-duration>
    <meta:editing-cycles>1</meta:editing-cycles>
    <meta:document-statistic meta:object-count="29"/>
    <meta:generator>OpenOffice.org/3.3$Linux OpenOffice.org_project/330m20$Build-9567</meta:generator>
  </office:meta>
</office:document-meta>
</file>